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mm"/>
    </style:style>
    <style:style style:name="co2" style:family="table-column">
      <style:table-column-properties fo:break-before="auto" style:column-width="88.78mm"/>
    </style:style>
    <style:style style:name="co3" style:family="table-column">
      <style:table-column-properties fo:break-before="auto" style:column-width="66.71mm"/>
    </style:style>
    <style:style style:name="co4" style:family="table-column">
      <style:table-column-properties fo:break-before="auto" style:column-width="55.83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7.62mm" fo:break-before="auto" style:use-optimal-row-height="true"/>
    </style:style>
    <style:style style:name="ro3" style:family="table-row">
      <style:table-row-properties style:row-height="14.2mm" fo:break-before="auto" style:use-optimal-row-height="true"/>
    </style:style>
    <style:style style:name="ro4" style:family="table-row">
      <style:table-row-properties style:row-height="31.33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21.06mm" fo:break-before="auto" style:use-optimal-row-height="true"/>
    </style:style>
    <style:style style:name="ro7" style:family="table-row">
      <style:table-row-properties style:row-height="52.12mm" fo:break-before="auto" style:use-optimal-row-height="false"/>
    </style:style>
    <style:style style:name="ro8" style:family="table-row">
      <style:table-row-properties style:row-height="21.17mm" fo:break-before="auto" style:use-optimal-row-height="true"/>
    </style:style>
    <style:style style:name="ro9" style:family="table-row">
      <style:table-row-properties style:row-height="10.78mm" fo:break-before="auto" style:use-optimal-row-height="true"/>
    </style:style>
    <style:style style:name="ro10" style:family="table-row">
      <style:table-row-properties style:row-height="27.9mm" fo:break-before="auto" style:use-optimal-row-height="true"/>
    </style:style>
    <style:style style:name="ro11" style:family="table-row">
      <style:table-row-properties style:row-height="82.66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style:text-align-source="fix" style:repeat-content="fals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Default"/>
        <table:table-column table:style-name="co2" table:default-cell-style-name="ce4"/>
        <table:table-column table:style-name="co3" table:default-cell-style-name="Default"/>
        <table:table-column table:style-name="co4" table:default-cell-style-name="Default"/>
        <table:table-row table:style-name="ro1">
          <table:table-cell table:style-name="ce1" office:value-type="string" calcext:value-type="string">
            <text:p>Glossaire</text:p>
          </table:table-cell>
          <table:table-cell table:style-name="ce1" office:value-type="string" calcext:value-type="string">
            <text:p>Définition</text:p>
          </table:table-cell>
          <table:table-cell table:style-name="ce1" office:value-type="string" calcext:value-type="string">
            <text:p>En +</text:p>
          </table:table-cell>
          <table:table-cell table:style-name="ce1" office:value-type="string" calcext:value-type="string">
            <text:p>Les avantages</text:p>
          </table:table-cell>
          <table:table-cell table:style-name="ce1" office:value-type="string" calcext:value-type="string">
            <text:p>Les inconvénients</text:p>
          </table:table-cell>
        </table:table-row>
        <table:table-row table:style-name="ro2">
          <table:table-cell table:style-name="ce2" office:value-type="string" calcext:value-type="string">
            <text:p>Xcode</text:p>
          </table:table-cell>
          <table:table-cell table:style-name="ce2" office:value-type="string" calcext:value-type="string">
            <text:p>C’est un IDE constitué d’un éditeur de texte, un compilateur et un débogueur. Il comprend des fonctionnalités comme un affichage hiérarchique des fichiers, un éditeur graphique ou encore un logiciel d’exportation du programme créée.</text:p>
          </table:table-cell>
          <table:table-cell table:style-name="ce2" office:value-type="string" calcext:value-type="string">
            <text:p>Il permet de développer en C, C++, Obj-C, Java, AppleScript, Python, Ruby, Rez et Swift</text:p>
          </table:table-cell>
          <table:table-cell table:style-name="ce2" office:value-type="string" calcext:value-type="string">
            <text:p>Développé par Apple, il permet donc de connaître toutes les nouveautés d’IOS et OSX avant leurs mises à jour.</text:p>
          </table:table-cell>
          <table:table-cell table:style-name="ce2"/>
        </table:table-row>
        <table:table-row table:style-name="ro3">
          <table:table-cell table:style-name="ce2" office:value-type="string" calcext:value-type="string">
            <text:p>Objective-C</text:p>
          </table:table-cell>
          <table:table-cell table:style-name="ce2" office:value-type="string" calcext:value-type="string">
            <text:p>Langage de programmation compilé, multi plates-formes, libre et orienté objet (il intègre toutes les notions de POO existantes), basé sur le C.</text:p>
          </table:table-cell>
          <table:table-cell table:style-name="ce2" office:value-type="string" calcext:value-type="string">
            <text:p>C’est un langage réflexif, c’est-à-dire qu’il a une capacité à se modifier à l’exécution (on peut définir le type d’une variable en fonction d’une chaîne de caractères)</text:p>
          </table:table-cell>
          <table:table-cell table:style-name="ce2" table:number-columns-repeated="2"/>
        </table:table-row>
        <table:table-row table:style-name="ro4">
          <table:table-cell table:style-name="ce2" office:value-type="string" calcext:value-type="string">
            <text:p>IDE</text:p>
          </table:table-cell>
          <table:table-cell table:style-name="ce2" office:value-type="string" calcext:value-type="string">
            <text:p>(Integrated Development Environment ou Environnement de Développement Intégré). C’est un ensemble d’outils pour agumenter la productivité des programmeurs qui développent des logiciels. Il comporte un éditeur de texte destiné à la programmation, des fonctions qui permettent de démarrer le compilateur ou l’éditeur de liens ainsi qu’un débogueur en ligne, qu permet d’exécuter ligne par ligne le programme en cours de construction.</text:p>
          </table:table-cell>
          <table:table-cell table:style-name="ce2" office:value-type="string" calcext:value-type="string">
            <text:p>Les outils de l’IDE sont prévues pour être utilisés ensemble (le produit d’un outil peut servir de matière première pour un autre outil) dès le départ ou à postériori</text:p>
          </table:table-cell>
          <table:table-cell table:style-name="ce2" office:value-type="string" calcext:value-type="string">
            <text:p>L’objectif d’un IDE est d’augmenter la productivité des programmeurs en automatisant une partie des activités et en simplifiant les opérations.</text:p>
          </table:table-cell>
          <table:table-cell table:style-name="ce2"/>
        </table:table-row>
        <table:table-row table:style-name="ro5">
          <table:table-cell table:style-name="ce2" office:value-type="string" calcext:value-type="string">
            <text:p>Android studio</text:p>
          </table:table-cell>
          <table:table-cell table:style-name="ce2" office:value-type="string" calcext:value-type="string">
            <text:p>C’est un environnement de développement pour développer des applications Android.</text:p>
          </table:table-cell>
          <table:table-cell table:style-name="ce2" table:number-columns-repeated="3"/>
        </table:table-row>
        <table:table-row table:style-name="ro2">
          <table:table-cell table:style-name="ce2" office:value-type="string" calcext:value-type="string">
            <text:p>Eclipse</text:p>
          </table:table-cell>
          <table:table-cell table:style-name="ce2" office:value-type="string" calcext:value-type="string">
            <text:p>C’est un IDE écrit en Java, conçu pour le Jav mais qui, grâce à ses nombreux greffons, est devenu un environnement de développement pour de nombreux autres langages de programmation (C/C++, Python, PHP, Ruby…)</text:p>
          </table:table-cell>
          <table:table-cell table:style-name="ce2" table:number-columns-repeated="3"/>
        </table:table-row>
        <table:table-row table:style-name="ro6">
          <table:table-cell table:style-name="ce2" office:value-type="string" calcext:value-type="string">
            <text:p>Java</text:p>
          </table:table-cell>
          <table:table-cell table:style-name="ce2" office:value-type="string" calcext:value-type="string">
            <text:p>C’est un langage de programmation orienté objet. Les logiciels écrits dans ce langage doivent être très facilement portables sur plusieurs systèmes d’exploitation</text:p>
          </table:table-cell>
          <table:table-cell table:style-name="ce2" office:value-type="string" calcext:value-type="string">
            <text:p>Java fonctionne automatiquement sous Windows, Mac, Linux… Il reprend en grande partie la syntaxe du langage C++ (mais de façon épuré). Java a donné naissance à un système d’exploitation (JavaOS), à des environnements de développement (Eclipse/JDK) et plein d’autres fonctions</text:p>
          </table:table-cell>
          <table:table-cell table:style-name="ce2" table:number-columns-repeated="2"/>
        </table:table-row>
        <table:table-row table:style-name="ro7">
          <table:table-cell table:style-name="ce2" office:value-type="string" calcext:value-type="string">
            <text:p>SDK</text:p>
          </table:table-cell>
          <table:table-cell table:style-name="ce2" office:value-type="string" calcext:value-type="string">
            <text:p>Software Development Kit : C’est un ensemble d’outils d’aide à la programmation pour concevoir des logiciels, jeux, applications mobiles.. pour un terminal et/ou un système d’exploitation spécifique</text:p>
          </table:table-cell>
          <table:table-cell table:style-name="ce2" office:value-type="string" calcext:value-type="string">
            <text:p>Un SDK contient du code permettant de concevoir une interface ou une partie d’une interface numérique (web, mobile, jeux, logiciels de recherche, widget météo…). Ce code est conçu avec le langage de programmation correspondant au terminal (ordinateur, téléphone, tablette…) et au système de navigation ciblés</text:p>
          </table:table-cell>
          <table:table-cell table:style-name="ce2" office:value-type="string" calcext:value-type="string">
            <text:p>Ce code est organisé sous forme de librairies, c’est-à-dire des collections de fonctions prédéfinies, de points d’accès à du matériel et à des fonctionnalités système (ou natives) d’un terminal. Autrement dit, pour réaliser une application mobile pour Iphone, il faudra utiliser le SDK mobile IOS qui contient des fichiers de code entiers « tout prêts » qui permettent d’utiliser les fonctions natives du téléphone (GPS, bluetooth, appareil photo…) et qui proposent des éléments graphiques standards d’IOS</text:p>
          </table:table-cell>
          <table:table-cell table:style-name="ce2" office:value-type="string" calcext:value-type="string">
            <text:p>Ce code ne peut être dupliqué et intégré dans le code source. Le développeur doit mettre en place des « ponts » dans son code qui vont communiquer avec le SDK, pour appeler les fonctionnalités nécessaires au développement du logiciel</text:p>
          </table:table-cell>
        </table:table-row>
        <table:table-row table:style-name="ro6">
          <table:table-cell table:style-name="ce2" office:value-type="string" calcext:value-type="string">
            <text:p>Cordova</text:p>
          </table:table-cell>
          <table:table-cell table:style-name="ce2" office:value-type="string" calcext:value-type="string">
            <text:p>Apache Cordova est un framework de développement mobile open-source. Il permet d’exploiter les technologies web courantes telles que HTML5, CSS3 et JavaScript pour développer des applications multi-plateformes, évitant ainsi l’utilisation des langages natifs propres aux différentes plates-formes mobiles.</text:p>
          </table:table-cell>
          <table:table-cell table:style-name="ce2" table:number-columns-repeated="3"/>
        </table:table-row>
        <table:table-row table:style-name="ro3">
          <table:table-cell table:style-name="ce2" office:value-type="string" calcext:value-type="string">
            <text:p>PhoneGap</text:p>
          </table:table-cell>
          <table:table-cell table:style-name="ce2" office:value-type="string" calcext:value-type="string">
            <text:p>C’est un framework destiné à faciliter la création d’applications mobiles pour différentes plateformes (Android, IOS, Windows Phone). Il est basé sur Apache Cordova en open-source</text:p>
          </table:table-cell>
          <table:table-cell table:style-name="ce2" table:number-columns-repeated="3"/>
        </table:table-row>
        <table:table-row table:style-name="ro8">
          <table:table-cell table:style-name="ce2" office:value-type="string" calcext:value-type="string">
            <text:p>Vue.js</text:p>
          </table:table-cell>
          <table:table-cell table:style-name="ce2" office:value-type="string" calcext:value-type="string">
            <text:p>VueJS est une librairie qui permet de créer des interfaces web interactives en se reposant sur le principe des composants webs. Il propose un système de data-binding réactif capable de détecter automatiquement les changements d’état du composant.</text:p>
          </table:table-cell>
          <table:table-cell table:style-name="ce2" table:number-columns-repeated="3"/>
        </table:table-row>
        <table:table-row table:style-name="ro6">
          <table:table-cell table:style-name="ce2" office:value-type="string" calcext:value-type="string">
            <text:p>React</text:p>
          </table:table-cell>
          <table:table-cell table:style-name="ce2" office:value-type="string" calcext:value-type="string">
            <text:p>React est une bibliothèque JavaScript libre. Son but est de faciliter la création d’application web monopage, via la création de composants dépendant d’un état et générant un page HTML à chaque changement d’état.</text:p>
          </table:table-cell>
          <table:table-cell table:style-name="ce2" office:value-type="string" calcext:value-type="string">
            <text:p>React ne gère que l’interface de l’application, considéré comme la vue dans le modèle MVC. Elle peut être utilisée avec une autre bibliothèque ou un framework MVC comme AngularJS. Elle travaille avec un DOM virtuel et ne met à jour le rendu dans le navigateur qu’en cas de nécessité.</text:p>
          </table:table-cell>
          <table:table-cell table:style-name="ce2" table:number-columns-repeated="2"/>
        </table:table-row>
        <table:table-row table:style-name="ro9">
          <table:table-cell table:style-name="ce2" office:value-type="string" calcext:value-type="string">
            <text:p>Angular</text:p>
          </table:table-cell>
          <table:table-cell table:style-name="ce2" office:value-type="string" calcext:value-type="string">
            <text:p>C’est un framework JavaScript libre et open source développé par Google. Il permet de développer des pages web.</text:p>
          </table:table-cell>
          <table:table-cell table:style-name="ce2" office:value-type="string" calcext:value-type="string">
            <text:p>AngularJS suit l’architecture MVC. Il permet de découpler les manipulations du DOM de la logique métier. Cela améliore la testabilité du code.</text:p>
          </table:table-cell>
          <table:table-cell table:style-name="ce2" table:number-columns-repeated="2"/>
        </table:table-row>
        <table:table-row table:style-name="ro3">
          <table:table-cell table:style-name="ce2" office:value-type="string" calcext:value-type="string">
            <text:p>NPM</text:p>
          </table:table-cell>
          <table:table-cell table:style-name="ce2" office:value-type="string" calcext:value-type="string">
            <text:p>(Node Package Manager) C’est le gestionnaire de paquets de Node.js.Il facilite la création, le partage et l’installation de modules. Il gère les dépendances pour une application</text:p>
          </table:table-cell>
          <table:table-cell table:style-name="ce2" office:value-type="string" calcext:value-type="string">
            <text:p>Il ne se limite pas aux modules JavaScript. IL est possible de publier tout type de fichier comme CSS, HTML, fonts…</text:p>
          </table:table-cell>
          <table:table-cell table:style-name="ce2" table:number-columns-repeated="2"/>
        </table:table-row>
        <table:table-row table:style-name="ro3">
          <table:table-cell table:style-name="ce2" office:value-type="string" calcext:value-type="string">
            <text:p>Ionic</text:p>
          </table:table-cell>
          <table:table-cell table:style-name="ce2" office:value-type="string" calcext:value-type="string">
            <text:p>C’est un framework open source qui permet de créer un code multisupport en utilisant des outils web comme HTML, CSS, JavaScript afin de générer des applications IOS, Android, Windows Phone.</text:p>
          </table:table-cell>
          <table:table-cell table:style-name="ce2" table:number-columns-repeated="3"/>
        </table:table-row>
        <table:table-row table:style-name="ro3">
          <table:table-cell table:style-name="ce2" office:value-type="string" calcext:value-type="string">
            <text:p>Single page app</text:p>
          </table:table-cell>
          <table:table-cell table:style-name="ce2" office:value-type="string" calcext:value-type="string">
            <text:p>Application web basée sur une seule page HTML initiale qu va ensuite évoluer au fil des interactions (la page ne s’actualise pas à chaque interaction, la page se construit au fur et à mesure)</text:p>
          </table:table-cell>
          <table:table-cell table:style-name="ce2" table:number-columns-repeated="3"/>
        </table:table-row>
        <table:table-row table:style-name="ro10">
          <table:table-cell table:style-name="ce2" office:value-type="string" calcext:value-type="string">
            <text:p>App native</text:p>
          </table:table-cell>
          <table:table-cell table:style-name="ce2" office:value-type="string" calcext:value-type="string">
            <text:p>Application conçue spécifiquement pour un système d’exploitation (OS) avec un langage et une ou des technologie(s) appropriés. IOS pour Apple, Android et Windows Phone.</text:p>
          </table:table-cell>
          <table:table-cell table:style-name="ce2" office:value-type="string" calcext:value-type="string">
            <text:p>Pour concevoir une application mobile native sur des systèmes d’exploitation différents, il n’est pas obligatoire de développer un logiciel pour chaque OS. On peut utiliser des technologies cross-platform qui permettent de réaliser un code source unique qui sera transformé en plusieurs logiciels adaptés aux OS visés.</text:p>
          </table:table-cell>
          <table:table-cell table:style-name="ce2" office:value-type="string" calcext:value-type="string">
            <text:p>On peut accéder à toutes les fonctionnalités que l’application nous offre (comme les montres connectées, la localisation GPS…)</text:p>
          </table:table-cell>
          <table:table-cell table:style-name="ce2" office:value-type="string" calcext:value-type="string">
            <text:p>Il faut développer une version différente pour Android et pour IOS. Le temps de développement est donc multiplié par deux. De plus, comme chaque plate-forme possède son propre langage, cela nécessite un apprentissage important pour avancer.</text:p>
          </table:table-cell>
        </table:table-row>
        <table:table-row table:style-name="ro11">
          <table:table-cell table:style-name="ce2" office:value-type="string" calcext:value-type="string">
            <text:p>App hybride</text:p>
          </table:table-cell>
          <table:table-cell table:style-name="ce2" office:value-type="string" calcext:value-type="string">
            <text:p>Une application mobile hybride est développée à partir de langages web (HTML5, JavaScript, CSS…). Elle s’appuie sur des technologies natives mobiles pour utiliser certaines fonctionnalités du smartphone. L’application sera téléchargée depuis les magasins d’applications et installée sur le mobile, contrairement à la web app qui n’est consultable que depuis un navigateur.</text:p>
          </table:table-cell>
          <table:table-cell table:style-name="ce2" office:value-type="string" calcext:value-type="string">
            <text:p>Les applications hybrides sont basées sur un contenu web commun qui est ensuite encapsulé dans une sur-couche adaptée aux différents systèmes d’exploitations souhaités. Pour cela, on peut utiliser des technologies telles que PhoneGap, Rho Mobile ou Apache Cordova.</text:p>
          </table:table-cell>
          <table:table-cell table:style-name="ce2" office:value-type="string" calcext:value-type="string">
            <text:p>C'est une technologie multi-plateforme, ce qui est un gain de temps si le projet n'est pas trop complexe et ne nécessite pas le développement de plugins spécifiques. Les compétences web sont plus répandues que les comptétences mobiles, les coûts de développement sont donc généralement moins importants. L'app mobile hybride est conçue pour être téléchargeable, elle peut donc être monétisée et bénéficie des classements dans les stores. </text:p>
          </table:table-cell>
          <table:table-cell table:style-name="ce2" office:value-type="string" calcext:value-type="string">
            <text:p>Le code source est mélangé et la compilation se fait en de multiples étapes, ce qui peut fragiliser le fonctionnement de l’application mobile et rendre la maintenance longue et complexe. Tout n’est pas réalisable en terme de fonctionnalités avec cette technologie, il faut s’assurer en amont de la compatibilité du projet avec les technologies hybrides ; Par exemple, l’application peut ne pas supporter toutes les fonctionnalités. Les contenus trop lourds peuvent avoir de plus forts impacts sur les performances qu’avec une application native. Le mode hors-ligne est plus limité e plus délicat à concevoir. Et en utilisant une application hybride, on devient dépendant d’un logiciel tiers (en l’occurrence Cordova) et donc de sa compatibilité avec les nouvelles versions d’OS</text:p>
          </table:table-cell>
        </table:table-row>
        <table:table-row table:style-name="ro2">
          <table:table-cell table:style-name="ce2" office:value-type="string" calcext:value-type="string">
            <text:p>WebApp</text:p>
          </table:table-cell>
          <table:table-cell table:style-name="ce2" office:value-type="string" calcext:value-type="string">
            <text:p>Il s’agit d’un logiciel applicatif pouvant être exécuté <text:span text:style-name="T1">soit depuis un navigateur web</text:span> (webapp desktop), il se présente comme un logiciel de bureau, par exemple les messageries web ou Pixl, <text:span text:style-name="T1">soit depuis un smartphone</text:span> (webapp mobile)</text:p>
          </table:table-cell>
          <table:table-cell table:style-name="ce2" office:value-type="string" calcext:value-type="string">
            <text:p>Certains développeurs conçoivent une deuxième version de leur site web pour que celle-ci soit adaptée à des écrans plus petits. Le responsive design : les éléments et l’organisation de l’écran sont retaillés en fonction de la taille de l’écran du navigateur.</text:p>
          </table:table-cell>
          <table:table-cell table:style-name="ce2" office:value-type="string" calcext:value-type="string">
            <text:p>Ce type d’application est facile à maintenir car elle ne nécessite pas de mise à jour par l’utilisateur ni la mise en place de processus d’approbation.</text:p>
          </table:table-cell>
          <table:table-cell table:style-name="ce2"/>
        </table:table-row>
        <table:table-row table:style-name="ro10">
          <table:table-cell table:style-name="ce2" office:value-type="string" calcext:value-type="string">
            <text:p>Compilateur</text:p>
          </table:table-cell>
          <table:table-cell table:style-name="ce2" office:value-type="string" calcext:value-type="string">
            <text:p>C’est un logiciel permettant de transformer un programme source (écrit dans un langage de programmation) dans un autre langage de programmation cible permettant d’exécuter le dit programme.</text:p>
          </table:table-cell>
          <table:table-cell table:style-name="ce2" office:value-type="string" calcext:value-type="string">
            <text:p>Plus clairement, c’est un programme qui traduit un fichier de code source (écrit dans un langage de programmation) en un autre fichier contenant du langage d’assemblage e décrivant un programme équivalent. Le fichier ainsi créée, écrit en langage d’assemblage, n’aura ensuite plus qu’à être traduit en binaire, c’est-à-dire en langage machine, compris par l’ordinateur, qui pourra alors l’exécuter.</text:p>
          </table:table-cell>
          <table:table-cell table:style-name="ce2" table:number-columns-repeated="2"/>
        </table:table-row>
        <table:table-row table:style-name="ro4">
          <table:table-cell table:style-name="ce2" office:value-type="string" calcext:value-type="string">
            <text:p>API</text:p>
          </table:table-cell>
          <table:table-cell table:style-name="ce2" office:value-type="string" calcext:value-type="string">
            <text:p>(Application Programming Interface ou Interface de Programmation Applicative) C’est une interface de programmation pour les applications pour échanger des données.</text:p>
          </table:table-cell>
          <table:table-cell table:style-name="ce2" office:value-type="string" calcext:value-type="string">
            <text:p>C’est une solution informatique qui permet à des applications de communiquer entre elles et de s’échanger mutuellement des services. Il s’agit en réalité d’un ensemble de fonctions qu facilitent, via un langage de programmation, l’accès aux services d’une application. Les API peuvent par exemple être utilisées pour déclencher des campagnes publicitaires d’e-mailing de façon automatique sans avoir à passer par la compréhension d’une telle application.</text:p>
          </table:table-cell>
          <table:table-cell table:style-name="ce2" table:number-columns-repeated="2"/>
        </table:table-row>
        <table:table-row table:style-name="ro12">
          <table:table-cell table:style-name="ce2" office:value-type="string" calcext:value-type="string">
            <text:p>RESTFUL</text:p>
          </table:table-cell>
          <table:table-cell table:style-name="ce2" table:number-columns-repeated="4"/>
        </table:table-row>
        <table:table-row table:style-name="ro3">
          <table:table-cell table:style-name="ce2" office:value-type="string" calcext:value-type="string">
            <text:p>Stores : AppStore et PlayStore</text:p>
          </table:table-cell>
          <table:table-cell table:style-name="ce2" office:value-type="string" calcext:value-type="string">
            <text:p>Magasins d’applications : plateformes en ligne d’applications destinées à des systèmes d’exploitation informatiques grand public. AppStore pour Apple et PlayStore pour Android.</text:p>
          </table:table-cell>
          <table:table-cell table:style-name="ce2" table:number-columns-repeated="3"/>
        </table:table-row>
        <table:table-row table:style-name="ro9">
          <table:table-cell table:style-name="ce2" office:value-type="string" calcext:value-type="string">
            <text:p>Task runner</text:p>
          </table:table-cell>
          <table:table-cell table:style-name="ce2" office:value-type="string" calcext:value-type="string">
            <text:p>C’est une application agent de tâche qui permet d’automatiser les taches récurrentes lors du développement web.</text:p>
          </table:table-cell>
          <table:table-cell table:style-name="ce2" table:number-columns-repeated="3"/>
        </table:table-row>
        <table:table-row table:style-name="ro9">
          <table:table-cell table:style-name="ce2" office:value-type="string" calcext:value-type="string">
            <text:p>Dépendance</text:p>
          </table:table-cell>
          <table:table-cell table:style-name="ce2" office:value-type="string" calcext:value-type="string">
            <text:p>Dépendance logicielle : le fait d’avoir besoin d’un logiciel donné pour en utiliser un autre ou le fait que la valeur de X influe sur le comportement de Y</text:p>
          </table:table-cell>
          <table:table-cell table:style-name="ce2" table:number-columns-repeated="3"/>
        </table:table-row>
        <table:table-row table:style-name="ro12" table:number-rows-repeated="1048550">
          <table:table-cell table:number-columns-repeated="5"/>
        </table:table-row>
        <table:table-row table:style-name="ro1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7">00/00/0000</text:date>, <text:time style:data-style-name="N2" text:time-value="09:31:23.6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0:10:03.652000000</meta:creation-date>
    <dc:date>2018-02-27T17:08:03.651000000</dc:date>
    <meta:editing-duration>PT7H48M41S</meta:editing-duration>
    <meta:editing-cycles>5</meta:editing-cycles>
    <meta:generator>LibreOffice/5.4.1.2$Windows_X86_64 LibreOffice_project/ea7cb86e6eeb2bf3a5af73a8f7777ac570321527</meta:generator>
    <meta:document-statistic meta:table-count="1" meta:cell-count="74" meta:object-count="0"/>
  </office:meta>
</office:document-meta>
</file>